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2" style:family="table">
      <style:table-properties style:width="169.97mm" fo:margin-left="0mm" fo:margin-right="0.04mm" table:align="margins"/>
    </style:style>
    <style:style style:name="Table52.A" style:family="table-column">
      <style:table-column-properties style:column-width="68.16mm" style:rel-column-width="26279*"/>
    </style:style>
    <style:style style:name="Table52.B" style:family="table-column">
      <style:table-column-properties style:column-width="101.81mm" style:rel-column-width="39256*"/>
    </style:style>
    <style:style style:name="Table52.A1" style:family="table-cell">
      <style:table-cell-properties fo:padding="0.97mm" fo:border-left="none" fo:border-right="none" fo:border-top="1pt solid #000000" fo:border-bottom="1pt solid #000000"/>
    </style:style>
    <style:style style:name="Table52.A2" style:family="table-cell">
      <style:table-cell-properties fo:padding="0.97mm" fo:border="none"/>
    </style:style>
    <style:style style:name="Table52.A3" style:family="table-cell">
      <style:table-cell-properties fo:padding="0.97mm" fo:border-left="none" fo:border-right="none" fo:border-top="none" fo:border-bottom="1pt solid #000000"/>
    </style:style>
    <style:style style:name="Table89" style:family="table">
      <style:table-properties style:width="169.92mm" table:align="left"/>
    </style:style>
    <style:style style:name="Table89.A" style:family="table-column">
      <style:table-column-properties style:column-width="21.75mm"/>
    </style:style>
    <style:style style:name="Table89.B" style:family="table-column">
      <style:table-column-properties style:column-width="148.17mm"/>
    </style:style>
    <style:style style:name="Table89.A1" style:family="table-cell">
      <style:table-cell-properties fo:padding="0.97mm" fo:border="none"/>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148.17mm"/>
    </style:style>
    <style:style style:name="Table164.A1"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Default_5f_ntt">
      <style:text-properties fo:language="en" fo:country="US"/>
    </style:style>
    <style:style style:name="P4" style:family="paragraph" style:parent-style-name="Standard">
      <style:text-properties fo:language="en" fo:country="US" fo:background-color="transparent"/>
    </style:style>
    <style:style style:name="P5"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officeooo:rsid="0006afab"/>
    </style:style>
    <style:style style:name="T5" style:family="text">
      <style:text-properties officeooo:rsid="00081b2d"/>
    </style:style>
    <style:style style:name="T6" style:family="text">
      <style:text-properties officeooo:rsid="000a1312"/>
    </style:style>
    <style:style style:name="T7" style:family="text">
      <style:text-properties officeooo:rsid="000abcd4"/>
    </style:style>
    <style:style style:name="T8" style:family="text">
      <style:text-properties officeooo:rsid="000b5ee0"/>
    </style:style>
  </office:automatic-styles>
  <office:body>
    <office:text>
      <office:forms form:automatic-focus="false" form:apply-design-mode="false"/>
      <text:tracked-changes>
        <text:changed-region xml:id="ct48417152" text:id="ct48417152">
          <text:insertion>
            <office:change-info>
              <dc:creator>Denis Kotlar</dc:creator>
              <dc:date>2017-10-03T13:43:46</dc:date>
            </office:change-info>
          </text:insertion>
        </text:changed-region>
        <text:changed-region xml:id="ct48991184" text:id="ct48991184">
          <text:insertion>
            <office:change-info>
              <dc:creator>Denis Kotlar</dc:creator>
              <dc:date>2017-10-03T13:44:51</dc:date>
            </office:change-info>
          </text:insertion>
        </text:changed-region>
        <text:changed-region xml:id="ct49041872" text:id="ct49041872">
          <text:insertion>
            <office:change-info>
              <dc:creator>Denis Kotlar</dc:creator>
              <dc:date>2017-10-03T13:45:11</dc:date>
            </office:change-info>
          </text:insertion>
        </text:changed-region>
        <text:changed-region xml:id="ct48421008" text:id="ct48421008">
          <text:insertion>
            <office:change-info>
              <dc:creator>Denis Kotlar</dc:creator>
              <dc:date>2017-10-03T13:41:56</dc:date>
            </office:change-info>
          </text:insertion>
        </text:changed-region>
        <text:changed-region xml:id="ct48421232" text:id="ct48421232">
          <text:insertion>
            <office:change-info>
              <dc:creator>Denis Kotlar</dc:creator>
              <dc:date>2017-10-03T13:41:56</dc:date>
            </office:change-info>
          </text:insertion>
        </text:changed-region>
        <text:changed-region xml:id="ct48423376" text:id="ct48423376">
          <text:insertion>
            <office:change-info>
              <dc:creator>Denis Kotlar</dc:creator>
              <dc:date>2017-10-03T13:45:26</dc:date>
            </office:change-info>
          </text:insertion>
        </text:changed-region>
        <text:changed-region xml:id="ct48424128" text:id="ct48424128">
          <text:insertion>
            <office:change-info>
              <dc:creator>Denis Kotlar</dc:creator>
              <dc:date>2017-10-03T14:06:26</dc:date>
            </office:change-info>
          </text:insertion>
        </text:changed-region>
        <text:changed-region xml:id="ct44155952" text:id="ct44155952">
          <text:insertion>
            <office:change-info>
              <dc:creator>Denis Kotlar</dc:creator>
              <dc:date>2018-02-28T14:14:15</dc:date>
            </office:change-info>
          </text:insertion>
        </text:changed-region>
        <text:changed-region xml:id="ct48519296" text:id="ct48519296">
          <text:insertion>
            <office:change-info>
              <dc:creator>Denis Kotlar</dc:creator>
              <dc:date>2017-10-03T14:05:48</dc:date>
            </office:change-info>
          </text:insertion>
        </text:changed-region>
        <text:changed-region xml:id="ct48190880" text:id="ct48190880">
          <text:insertion>
            <office:change-info>
              <dc:creator>Denis Kotlar</dc:creator>
              <dc:date>2018-02-28T14:35:08</dc:date>
            </office:change-info>
          </text:insertion>
        </text:changed-region>
        <text:changed-region xml:id="ct48937296" text:id="ct48937296">
          <text:deletion>
            <office:change-info>
              <dc:creator>Denis Kotlar</dc:creator>
              <dc:date>2018-02-28T14:14:40</dc:date>
            </office:change-info>
            <text:list xml:id="list1933588372" text:style-name="Outline">
              <text:list-item>
                <text:list>
                  <text:list-item>
                    <text:list>
                      <text:list-item>
                        <text:h text:style-name="Heading_20_3" text:outline-level="3">E</text:h>
                      </text:list-item>
                    </text:list>
                  </text:list-item>
                </text:list>
              </text:list-item>
            </text:list>
          </text:deletion>
        </text:changed-region>
        <text:changed-region xml:id="ct48939056" text:id="ct48939056">
          <text:insertion>
            <office:change-info>
              <dc:creator>Denis Kotlar</dc:creator>
              <dc:date>2018-02-28T14:14:41</dc:date>
            </office:change-info>
          </text:insertion>
        </text:changed-region>
        <text:changed-region xml:id="ct48848640" text:id="ct48848640">
          <text:insertion>
            <office:change-info>
              <dc:creator>Denis Kotlar</dc:creator>
              <dc:date>2017-10-03T13:15:46</dc:date>
            </office:change-info>
          </text:insertion>
        </text:changed-region>
        <text:changed-region xml:id="ct48843088" text:id="ct48843088">
          <text:insertion>
            <office:change-info>
              <dc:creator>Denis Kotlar</dc:creator>
              <dc:date>2017-10-03T13:16:03</dc:date>
            </office:change-info>
          </text:insertion>
        </text:changed-region>
        <text:changed-region xml:id="ct48842320" text:id="ct48842320">
          <text:insertion>
            <office:change-info>
              <dc:creator>Denis Kotlar</dc:creator>
              <dc:date>2017-10-03T13:15:46</dc:date>
            </office:change-info>
          </text:insertion>
        </text:changed-region>
        <text:changed-region xml:id="ct60951984" text:id="ct60951984">
          <text:insertion>
            <office:change-info>
              <dc:creator>Denis Kotlar</dc:creator>
              <dc:date>2018-02-28T16:50:54</dc:date>
            </office:change-info>
          </text:insertion>
        </text:changed-region>
        <text:changed-region xml:id="ct48847408" text:id="ct48847408">
          <text:insertion>
            <office:change-info>
              <dc:creator>Denis Kotlar</dc:creator>
              <dc:date>2017-10-03T13:16:14</dc:date>
            </office:change-info>
          </text:insertion>
        </text:changed-region>
        <text:changed-region xml:id="ct48848112" text:id="ct48848112">
          <text:insertion>
            <office:change-info>
              <dc:creator>Denis Kotlar</dc:creator>
              <dc:date>2017-10-03T13:18:48</dc:date>
            </office:change-info>
          </text:insertion>
        </text:changed-region>
        <text:changed-region xml:id="ct48845696" text:id="ct48845696">
          <text:insertion>
            <office:change-info>
              <dc:creator>Denis Kotlar</dc:creator>
              <dc:date>2018-02-28T14:28:35</dc:date>
            </office:change-info>
          </text:insertion>
        </text:changed-region>
        <text:changed-region xml:id="ct48844048" text:id="ct48844048">
          <text:insertion>
            <office:change-info>
              <dc:creator>Denis Kotlar</dc:creator>
              <dc:date>2017-10-03T13:19:00</dc:date>
            </office:change-info>
          </text:insertion>
        </text:changed-region>
        <text:changed-region xml:id="ct48778736" text:id="ct48778736">
          <text:insertion>
            <office:change-info>
              <dc:creator>Denis Kotlar</dc:creator>
              <dc:date>2017-10-03T13:15:46</dc:date>
            </office:change-info>
          </text:insertion>
        </text:changed-region>
        <text:changed-region xml:id="ct48422192" text:id="ct48422192">
          <text:insertion>
            <office:change-info>
              <dc:creator>Denis Kotlar</dc:creator>
              <dc:date>2017-10-03T13:16:18</dc:date>
            </office:change-info>
          </text:insertion>
        </text:changed-region>
        <text:changed-region xml:id="ct48845056" text:id="ct48845056">
          <text:insertion>
            <office:change-info>
              <dc:creator>Denis Kotlar</dc:creator>
              <dc:date>2017-10-03T13:15:46</dc:date>
            </office:change-info>
          </text:insertion>
        </text:changed-region>
        <text:changed-region xml:id="ct48778992" text:id="ct48778992">
          <text:insertion>
            <office:change-info>
              <dc:creator>Denis Kotlar</dc:creator>
              <dc:date>2017-10-03T13:16:3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65114181384670" text:continue-numbering="true" text:style-name="Outline">
        <text:list-item>
          <text:list>
            <text:list-item>
              <text:h text:style-name="P5" text:outline-level="2"><text:bookmark text:name="_abort"/><text:change-start text:change-id="ct48417152"/>ABORT<text:change-end text:change-id="ct48417152"/><text:change-start text:change-id="ct48991184"/></text:h>
            </text:list-item>
          </text:list>
        </text:list-item>
      </text:list>
      <text:p text:style-name="Standard">Abort commands cancel any triggered actions.<text:change-end text:change-id="ct48991184"/><text:change-start text:change-id="ct49041872"/></text:p>
      <text:p text:style-name="Standard"><text:change-end text:change-id="ct49041872"/></text:p>
      <table:table table:name="Table52" table:style-name="Table52">
        <table:table-column table:style-name="Table52.A"/>
        <table:table-column table:style-name="Table52.B"/>
        <table:table-row>
          <table:table-cell table:style-name="Table52.A1" office:value-type="string">
            <text:p text:style-name="table_5f_header"><text:change-start text:change-id="ct48421008"/>SCPI command<text:change-end text:change-id="ct48421008"/></text:p>
          </table:table-cell>
          <table:table-cell table:style-name="Table52.A1" office:value-type="string">
            <text:p text:style-name="table_5f_header"><text:change-start text:change-id="ct48421232"/>Description<text:change-end text:change-id="ct48421232"/></text:p>
          </table:table-cell>
        </table:table-row>
        <table:table-row>
          <table:table-cell table:style-name="Table52.A2" office:value-type="string">
            <text:p text:style-name="scpi0"><text:change-start text:change-id="ct48423376"/><text:a xlink:type="simple" xlink:href="#abor" text:style-name="Internet_20_link" text:visited-style-name="Visited_20_Internet_20_Link">ABORt</text:a><text:change-end text:change-id="ct48423376"/></text:p>
          </table:table-cell>
          <table:table-cell table:style-name="Table52.A2" office:value-type="string">
            <text:p text:style-name="Standard"><text:change-start text:change-id="ct48424128"/>Resets the trigger system to the Idle state<text:change-end text:change-id="ct48424128"/></text:p>
          </table:table-cell>
        </table:table-row>
        <table:table-row>
          <table:table-cell table:style-name="Table52.A3" office:value-type="string">
            <text:p text:style-name="scpi1"><text:change-start text:change-id="ct44155952"/><text:a xlink:type="simple" xlink:href="#abor_dlog" text:style-name="Internet_20_link" text:visited-style-name="Visited_20_Internet_20_Link"><text:span text:style-name="T5">:DLOG</text:span></text:a><text:change-end text:change-id="ct44155952"/></text:p>
          </table:table-cell>
          <table:table-cell table:style-name="Table52.A3" office:value-type="string">
            <text:p text:style-name="P2"><text:change-start text:change-id="ct48519296"/>Stops the <text:span text:style-name="T4">internal </text:span>data logging<text:change-end text:change-id="ct48519296"/><text:change-start text:change-id="ct48190880"/> <text:span text:style-name="T8">session</text:span><text:change-end text:change-id="ct48190880"/></text:p>
          </table:table-cell>
        </table:table-row>
      </table:table>
      <text:list xml:id="list165114292419561" text:continue-numbering="true" text:style-name="Outline">
        <text:list-item>
          <text:list>
            <text:list-item>
              <text:list>
                <text:list-item>
                  <text:h text:style-name="Heading_20_3" text:outline-level="3"><text:bookmark text:name="abor"/>ABORt </text:h>
                </text:list-item>
              </text:list>
            </text:list-item>
          </text:list>
        </text:list-item>
      </text:list>
      <table:table table:name="Table89" table:style-name="Table89">
        <table:table-column table:style-name="Table89.A"/>
        <table:table-column table:style-name="Table89.B"/>
        <table:table-row>
          <table:table-cell table:style-name="Table89.A1" office:value-type="string">
            <text:p text:style-name="P1">Syntax</text:p>
          </table:table-cell>
          <table:table-cell table:style-name="Table89.A1" office:value-type="string">
            <text:p text:style-name="cmd_5f_root">ABORt</text:p>
          </table:table-cell>
        </table:table-row>
        <table:table-row>
          <table:table-cell table:style-name="Table89.A1" office:value-type="string">
            <text:p text:style-name="P1">Description</text:p>
          </table:table-cell>
          <table:table-cell table:style-name="Table89.A1" office:value-type="string">
            <text:p text:style-name="P2">The ABORt command resets the trigger system and places all trigger sequences in the IDLE state. Any actions related to the trigger system that are in progress will be also aborted as quickly as possible. As a result, subsequent triggers have no effect on the input level.</text:p>
            <text:p text:style-name="P2"/>
            <text:p text:style-name="note">ABORt is also executed at power-on and upon execution of the *RST command.</text:p>
          </table:table-cell>
        </table:table-row>
        <table:table-row>
          <table:table-cell table:style-name="Table89.A1" office:value-type="string">
            <text:p text:style-name="P3"><text:span text:style-name="T1">Usage</text:span><text:span text:style-name="T2"> </text:span><text:span text:style-name="T1">example</text:span></text:p>
          </table:table-cell>
          <table:table-cell table:style-name="Table89.A1" office:value-type="string">
            <text:p text:style-name="cmd_5f_code">ABOR</text:p>
          </table:table-cell>
        </table:table-row>
        <table:table-row>
          <table:table-cell table:style-name="Table89.A1" office:value-type="string">
            <text:p text:style-name="P3">Related Commands</text:p>
          </table:table-cell>
          <table:table-cell table:style-name="Table89.A1" office:value-type="string">
            <text:p text:style-name="Standard">*RST</text:p>
            <text:p text:style-name="Standard">INITiate</text:p>
            <text:p text:style-name="Standard">[SOURce[&lt;n&gt;]<text:span text:style-name="T3">]:</text:span>CURRent:TRIGgered</text:p>
            <text:p text:style-name="Standard">[SOURce[&lt;n&gt;]<text:span text:style-name="T3">]:</text:span>VOLTage:TRIGgered</text:p>
            <text:p text:style-name="Standard">[SOURce[&lt;n&gt;]<text:span text:style-name="T3">]:</text:span>LIST:COUNt</text:p>
          </table:table-cell>
        </table:table-row>
      </table:table>
      <text:list xml:id="list165113625027504" text:continue-numbering="true" text:style-name="Outline">
        <text:list-item>
          <text:list>
            <text:list-item>
              <text:list>
                <text:list-item>
                  <text:h text:style-name="Heading_20_3" text:outline-level="3"><text:bookmark text:name="abor_dlog"/>ABORt:<text:change text:change-id="ct48937296"/><text:change-start text:change-id="ct48939056"/><text:span text:style-name="T5">D</text:span><text:change-end text:change-id="ct48939056"/>LOG</text:h>
                </text:list-item>
              </text:list>
            </text:list-item>
          </text:list>
        </text:list-item>
      </text:list>
      <table:table table:name="Table164" table:style-name="Table164">
        <table:table-column table:style-name="Table164.A"/>
        <table:table-column table:style-name="Table164.B"/>
        <table:table-row>
          <table:table-cell table:style-name="Table164.A1" office:value-type="string">
            <text:p text:style-name="P1"><text:change-start text:change-id="ct48848640"/>Syntax<text:change-end text:change-id="ct48848640"/></text:p>
          </table:table-cell>
          <table:table-cell table:style-name="Table164.A1" office:value-type="string">
            <text:p text:style-name="cmd_5f_root"><text:change-start text:change-id="ct48843088"/>ABORt:<text:span text:style-name="T5">D</text:span>LOG<text:change-end text:change-id="ct48843088"/></text:p>
          </table:table-cell>
        </table:table-row>
        <table:table-row>
          <table:table-cell table:style-name="Table164.A1" office:value-type="string">
            <text:p text:style-name="P1"><text:change-start text:change-id="ct48842320"/>Description<text:change-end text:change-id="ct48842320"/></text:p>
          </table:table-cell>
          <table:table-cell table:style-name="Table164.A1" office:value-type="string">
            <text:p text:style-name="note"><text:change-start text:change-id="ct60951984"/>Not implemented yet</text:p>
            <text:p text:style-name="P2"/>
            <text:p text:style-name="P2"><text:change-end text:change-id="ct60951984"/><text:change-start text:change-id="ct48847408"/>This command stops the <text:span text:style-name="T6">internal </text:span>data log<text:change-end text:change-id="ct48847408"/><text:change-start text:change-id="ct48848112"/>ging <text:change-end text:change-id="ct48848112"/><text:change-start text:change-id="ct48845696"/><text:span text:style-name="T7">session</text:span><text:change-end text:change-id="ct48845696"/><text:change-start text:change-id="ct48844048"/>.</text:p>
            <text:p text:style-name="P2"/>
            <text:p text:style-name="note">ABORt:<text:span text:style-name="T6">D</text:span>LOG is also executed at power-on and upon execution of the *RST command.<text:change-end text:change-id="ct48844048"/></text:p>
          </table:table-cell>
        </table:table-row>
        <table:table-row>
          <table:table-cell table:style-name="Table164.A1" office:value-type="string">
            <text:p text:style-name="P3"><text:change-start text:change-id="ct48778736"/><text:span text:style-name="T1">Usage</text:span><text:span text:style-name="T2"> </text:span><text:span text:style-name="T1">example</text:span><text:change-end text:change-id="ct48778736"/></text:p>
          </table:table-cell>
          <table:table-cell table:style-name="Table164.A1" office:value-type="string">
            <text:p text:style-name="cmd_5f_code"><text:change-start text:change-id="ct48422192"/>ABOR:<text:span text:style-name="T6">D</text:span>LOG<text:change-end text:change-id="ct48422192"/></text:p>
          </table:table-cell>
        </table:table-row>
        <table:table-row>
          <table:table-cell table:style-name="Table164.A1" office:value-type="string">
            <text:p text:style-name="P3"><text:change-start text:change-id="ct48845056"/>Related Commands<text:change-end text:change-id="ct48845056"/></text:p>
          </table:table-cell>
          <table:table-cell table:style-name="Table164.A1" office:value-type="string">
            <text:p text:style-name="Standard"><text:change-start text:change-id="ct48778992"/>*RST<text:change-end text:change-id="ct48778992"/></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 ABORt</text:title></text:p>
      </style:header>
      <style:footer>
        <text:p text:style-name="Footer_20_left"><text:page-number text:select-page="current">0</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4.3.2$Linux_X86_64 LibreOffice_project/92a7159f7e4af62137622921e809f8546db437e5</meta:generator>
    <meta:keyword>SCPI</meta:keyword>
    <meta:keyword>IEEE 488</meta:keyword>
    <meta:keyword>Remote control</meta:keyword>
    <meta:keyword>Programming reference</meta:keyword>
    <dc:title>5.1. ABORt</dc:title>
    <meta:document-statistic meta:table-count="3" meta:image-count="0" meta:object-count="0" meta:page-count="1" meta:paragraph-count="38" meta:word-count="142" meta:character-count="927" meta:non-whitespace-character-count="824"/>
    <meta:user-defined meta:name="WebPublish_HTML_Profile">EEZ (HTML)</meta:user-defined>
    <meta:user-defined meta:name="WebPublish_Post_AdditionalCategories">10</meta:user-defined>
    <meta:user-defined meta:name="WebPublish_Post_Id">56</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